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343cm" style:rel-column-width="20598*"/>
    </style:style>
    <style:style style:name="Таблица1.B" style:family="table-column">
      <style:table-column-properties style:column-width="11.656cm" style:rel-column-width="4493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29" style:family="table-row">
      <style:table-row-properties style:min-row-height="1.801cm"/>
    </style:style>
    <style:style style:name="Таблица1.32" style:family="table-row">
      <style:table-row-properties style:min-row-height="1.889cm"/>
    </style:style>
    <style:style style:name="Таблица1.33" style:family="table-row">
      <style:table-row-properties style:min-row-height="2.609cm"/>
    </style:style>
    <style:style style:name="Таблица1.36" style:family="table-row">
      <style:table-row-properties style:min-row-height="4.406cm"/>
    </style:style>
    <style:style style:name="Таблица1.37" style:family="table-row">
      <style:table-row-properties style:min-row-height="3.969cm"/>
    </style:style>
    <style:style style:name="Таблица1.38" style:family="table-row">
      <style:table-row-properties style:min-row-height="18.812cm"/>
    </style:style>
    <style:style style:name="Таблица1.44" style:family="table-row">
      <style:table-row-properties style:min-row-height="1.129cm"/>
    </style:style>
    <style:style style:name="Таблица1.54" style:family="table-row">
      <style:table-row-properties style:min-row-height="3.683cm"/>
    </style:style>
    <style:style style:name="Таблица1.60" style:family="table-row">
      <style:table-row-properties style:min-row-height="3.618cm"/>
    </style:style>
    <style:style style:name="Таблица1.62" style:family="table-row">
      <style:table-row-properties style:min-row-height="0.817cm"/>
    </style:style>
    <style:style style:name="Таблица1.63" style:family="table-row">
      <style:table-row-properties style:min-row-height="2.427cm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5.336cm" style:rel-column-width="20571*"/>
    </style:style>
    <style:style style:name="Таблица2.B" style:family="table-column">
      <style:table-column-properties style:column-width="11.663cm" style:rel-column-width="44964*"/>
    </style:style>
    <style:style style:name="Таблица2.1" style:family="table-row">
      <style:table-row-properties style:min-row-height="0.64cm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9" style:family="table-row">
      <style:table-row-properties style:min-row-height="0.875cm"/>
    </style:style>
    <style:style style:name="Таблица2.27" style:family="table-row">
      <style:table-row-properties style:min-row-height="0.824cm"/>
    </style:style>
    <style:style style:name="Таблица2.28" style:family="table-row">
      <style:table-row-properties style:min-row-height="0.286cm"/>
    </style:style>
    <style:style style:name="Таблица2.37" style:family="table-row">
      <style:table-row-properties style:min-row-height="7.528cm"/>
    </style:style>
    <style:style style:name="P1" style:family="paragraph" style:parent-style-name="Table_20_Contents">
      <style:text-properties fo:language="ru" fo:country="RU"/>
    </style:style>
    <style:style style:name="P2" style:family="paragraph" style:parent-style-name="Table_20_Contents">
      <style:text-properties fo:language="ru" fo:country="RU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Table_20_Contents">
      <style:text-properties fo:language="ru" fo:country="RU"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Table_20_Contents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text-properties fo:language="en" fo:country="US" fo:font-weight="bold" style:font-weight-asian="bold" style:font-weight-complex="bold"/>
    </style:style>
    <style:style style:name="P9" style:family="paragraph" style:parent-style-name="Table_20_Contents">
      <style:text-properties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13" style:family="paragraph" style:parent-style-name="Table_20_Contents">
      <style:text-properties fo:font-size="12pt" fo:language="ru" fo:country="RU" style:font-size-asian="12pt" style:font-size-complex="12pt"/>
    </style:style>
    <style:style style:name="P14" style:family="paragraph" style:parent-style-name="Table_20_Contents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17" style:family="paragraph" style:parent-style-name="Table_20_Contents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fo:font-size="12pt" fo:font-style="normal" style:font-size-asian="12pt" style:font-style-asian="normal" style:font-size-complex="12pt" style:font-style-complex="normal"/>
    </style:style>
    <style:style style:name="P20" style:family="paragraph" style:parent-style-name="Table_20_Contents">
      <style:text-properties fo:font-size="12pt" fo:language="en" fo:country="US" style:font-size-asian="12pt" style:font-size-complex="12pt"/>
    </style:style>
    <style:style style:name="P21" style:family="paragraph" style:parent-style-name="Table_20_Contents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fo:font-size="12pt" style:font-size-asian="12pt" style:font-size-complex="12pt"/>
    </style:style>
    <style:style style:name="P2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fo:font-size="14pt" style:font-size-asian="14pt" style:font-size-complex="14pt"/>
    </style:style>
    <style:style style:name="P28" style:family="paragraph" style:parent-style-name="Table_20_Contents">
      <style:text-properties fo:font-size="14pt" fo:language="en" fo:country="US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 style:parent-style-name="Table_20_Contents">
      <style:text-properties fo:font-weight="bold" style:font-weight-asian="bold" style:font-weight-complex="bold"/>
    </style:style>
    <style:style style:name="P37" style:family="paragraph" style:parent-style-name="Table_20_Contents">
      <style:text-properties fo:font-size="11pt" fo:language="ru" fo:country="RU" fo:font-style="italic" style:font-size-asian="11pt" style:font-style-asian="italic" style:font-size-complex="11pt" style:font-style-complex="italic"/>
    </style:style>
    <style:style style:name="P38" style:family="paragraph" style:parent-style-name="Table_20_Contents">
      <style:paragraph-properties fo:text-align="start" style:justify-single-word="false"/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39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0" style:family="paragraph" style:parent-style-name="Table_20_Contents">
      <style:text-properties fo:font-weight="normal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42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Courier New" fo:font-size="12pt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P44" style:family="paragraph" style:parent-style-name="Standard">
      <style:paragraph-properties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style="italic" style:font-style-asian="italic" style:font-style-complex="italic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5pt" fo:language="en" fo:country="US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2" style:family="text">
      <style:text-properties fo:font-size="15pt" fo:language="en" fo:country="US" style:font-size-asian="15pt" style:font-size-complex="15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1pt" fo:language="ru" fo:country="RU" fo:font-style="italic" style:font-size-asian="11pt" style:font-style-asian="italic" style:font-size-complex="11pt" style:font-style-complex="italic"/>
    </style:style>
    <style:style style:name="T21" style:family="text">
      <style:text-properties fo:font-size="11pt" fo:font-weight="bold" style:font-size-asian="11pt" style:font-weight-asian="bold" style:font-size-complex="11pt" style:font-weight-complex="bold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language="en" fo:country="US" style:font-size-asian="12pt" style:font-size-complex="12pt"/>
    </style:style>
    <style:style style:name="T2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font-name="Courier New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10pt" fo:language="ru" fo:country="RU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команда</text:p>
          </table:table-cell>
          <table:table-cell table:style-name="Таблица1.B1" office:value-type="string">
            <text:p text:style-name="P3">вызов</text:p>
          </table:table-cell>
        </table:table-row>
        <table:table-row>
          <table:table-cell table:style-name="Таблица1.A2" office:value-type="string">
            <text:p text:style-name="P5">Создать папку</text:p>
          </table:table-cell>
          <table:table-cell table:style-name="Таблица1.B2" office:value-type="string">
            <text:p text:style-name="P5">CreateDir(<text:span text:style-name="T9">'</text:span>My_folder_lala<text:span text:style-name="T9">'</text:span>);</text:p>
          </table:table-cell>
        </table:table-row>
        <table:table-row>
          <table:table-cell table:style-name="Таблица1.A2" office:value-type="string">
            <text:p text:style-name="P5">Удалить папку</text:p>
          </table:table-cell>
          <table:table-cell table:style-name="Таблица1.B2" office:value-type="string">
            <text:p text:style-name="P5">RemoveDir(<text:span text:style-name="T9">'</text:span>My_folder_lala<text:span text:style-name="T9">'</text:span>); <text:s/><text:span text:style-name="T23"><text:s/></text:span><text:span text:style-name="T19">//</text:span><text:span text:style-name="T21"> работает, если папка пустая</text:span></text:p>
          </table:table-cell>
        </table:table-row>
        <table:table-row>
          <table:table-cell table:style-name="Таблица1.A2" office:value-type="string">
            <text:p text:style-name="P5">Проверка существования папки по указанному адресу</text:p>
          </table:table-cell>
          <table:table-cell table:style-name="Таблица1.B2" office:value-type="string">
            <text:p text:style-name="P5"><text:s/>b := DirectoryExists(<text:span text:style-name="T9">'</text:span>Папка1\Моя_папочка<text:span text:style-name="T9">'</text:span>);</text:p>
            <text:p text:style-name="P38"><text:s/>// b:boolean <text:s text:c="3"/>если папка существует, то <text:span text:style-name="T1">b </text:span>становится <text:span text:style-name="T1">true</text:span></text:p>
          </table:table-cell>
        </table:table-row>
        <table:table-row>
          <table:table-cell table:style-name="Таблица1.A2" office:value-type="string">
            <text:p text:style-name="P1">Создание собственного типа переменных</text:p>
          </table:table-cell>
          <table:table-cell table:style-name="Таблица1.B2" office:value-type="string">
            <text:p text:style-name="P1">1) пишу до <text:span text:style-name="T1">var</text:span></text:p>
            <text:p text:style-name="P7"><text:s text:c="5"/>Type Names = (Cola , Ann , Maxim);</text:p>
            <text:p text:style-name="P1"><text:span text:style-name="T1">2) </text:span>после <text:span text:style-name="T1">var </text:span>создаю переменную типа <text:span text:style-name="T1">Names</text:span></text:p>
            <text:p text:style-name="P7"><text:s text:c="5"/>n:Names;</text:p>
            <text:p text:style-name="P1"><text:span text:style-name="T1">3) </text:span>после <text:span text:style-name="T1">begin </text:span>работаю с этой переменной, как с обычными, но их нельзя выводить на экран и считывать</text:p>
            <text:p text:style-name="P1"><text:s text:c="5"/>n:=Maxim;</text:p>
            <text:p text:style-name="P1"><text:s text:c="5"/>if(n = Maxim)then writeln('ok');</text:p>
            <text:p text:style-name="P7"/>
          </table:table-cell>
        </table:table-row>
        <table:table-row>
          <table:table-cell table:style-name="Таблица1.A2" office:value-type="string">
            <text:p text:style-name="P1">Создание типа «массив»</text:p>
          </table:table-cell>
          <table:table-cell table:style-name="Таблица1.B2" office:value-type="string">
            <text:p text:style-name="Table_20_Contents">Type mass = array[1..100]of longint;</text:p>
            <text:p text:style-name="P1">с помощью типа массив можно передавать массивы в качастве параметров в процедуры и функции, как обычные переменные</text:p>
          </table:table-cell>
        </table:table-row>
        <table:table-row>
          <table:table-cell table:style-name="Таблица1.A2" office:value-type="string">
            <text:p text:style-name="P1">Номер символа в таблице <text:span text:style-name="T1">ANSI</text:span></text:p>
          </table:table-cell>
          <table:table-cell table:style-name="Таблица1.B2" office:value-type="string">
            <text:p text:style-name="Table_20_Contents">n:=ord('A');</text:p>
          </table:table-cell>
        </table:table-row>
        <table:table-row>
          <table:table-cell table:style-name="Таблица1.A2" office:value-type="string">
            <text:p text:style-name="P1">Уменьшить <text:span text:style-name="T1">n </text:span>на 1</text:p>
          </table:table-cell>
          <table:table-cell table:style-name="Таблица1.B2" office:value-type="string">
            <text:p text:style-name="Table_20_Contents">dec(n);</text:p>
          </table:table-cell>
        </table:table-row>
        <table:table-row>
          <table:table-cell table:style-name="Таблица1.A2" office:value-type="string">
            <text:p text:style-name="P1">Увеличить <text:span text:style-name="T1">n </text:span>на 1</text:p>
          </table:table-cell>
          <table:table-cell table:style-name="Таблица1.B2" office:value-type="string">
            <text:p text:style-name="Table_20_Contents">inc(n);</text:p>
          </table:table-cell>
        </table:table-row>
        <table:table-row>
          <table:table-cell table:style-name="Таблица1.A2" office:value-type="string">
            <text:p text:style-name="P1">Модуль числа</text:p>
          </table:table-cell>
          <table:table-cell table:style-name="Таблица1.B2" office:value-type="string">
            <text:p text:style-name="Table_20_Contents">a:= abs(b);</text:p>
          </table:table-cell>
        </table:table-row>
        <table:table-row>
          <table:table-cell table:style-name="Таблица1.A2" office:value-type="string">
            <text:p text:style-name="P1">Корень числа</text:p>
          </table:table-cell>
          <table:table-cell table:style-name="Таблица1.B2" office:value-type="string">
            <text:p text:style-name="Table_20_Contents">a:= sqrt(b);</text:p>
          </table:table-cell>
        </table:table-row>
        <table:table-row>
          <table:table-cell table:style-name="Таблица1.A2" office:value-type="string">
            <text:p text:style-name="P1">Число <text:s/><text:span text:style-name="T11">e</text:span><text:span text:style-name="T3"> <text:s/></text:span>в степени <text:span text:style-name="T2">b</text:span></text:p>
          </table:table-cell>
          <table:table-cell table:style-name="Таблица1.B2" office:value-type="string">
            <text:p text:style-name="Table_20_Contents">a:= exp(b);</text:p>
          </table:table-cell>
        </table:table-row>
        <table:table-row>
          <table:table-cell table:style-name="Таблица1.A2" office:value-type="string">
            <text:p text:style-name="P1">Натуральный логарифм</text:p>
          </table:table-cell>
          <table:table-cell table:style-name="Таблица1.B2" office:value-type="string">
            <text:p text:style-name="Table_20_Contents">a:= ln(b);</text:p>
          </table:table-cell>
        </table:table-row>
        <table:table-row>
          <table:table-cell table:style-name="Таблица1.A2" office:value-type="string">
            <text:p text:style-name="P1">Синус <text:span text:style-name="T1">b</text:span></text:p>
          </table:table-cell>
          <table:table-cell table:style-name="Таблица1.B2" office:value-type="string">
            <text:p text:style-name="Table_20_Contents">a:= sin(b); <text:s text:c="2"/><text:span text:style-name="T1">b – </text:span><text:span text:style-name="T5">вещественное число в </text:span><text:span text:style-name="T6">РАДИАНАХ</text:span></text:p>
          </table:table-cell>
        </table:table-row>
        <table:table-row>
          <table:table-cell table:style-name="Таблица1.A2" office:value-type="string">
            <text:p text:style-name="P1">Косинус <text:span text:style-name="T1">b</text:span></text:p>
          </table:table-cell>
          <table:table-cell table:style-name="Таблица1.B2" office:value-type="string">
            <text:p text:style-name="Table_20_Contents">a:= cos(b); <text:s text:c="2"/><text:span text:style-name="T1">b – </text:span><text:span text:style-name="T5">вещественное число в </text:span><text:span text:style-name="T6">РАДИАНАХ</text:span></text:p>
          </table:table-cell>
        </table:table-row>
        <table:table-row>
          <table:table-cell table:style-name="Таблица1.A2" office:value-type="string">
            <text:p text:style-name="P1">Дробная часть числа</text:p>
          </table:table-cell>
          <table:table-cell table:style-name="Таблица1.B2" office:value-type="string">
            <text:p text:style-name="Table_20_Contents">a:= frac(b);</text:p>
          </table:table-cell>
        </table:table-row>
        <table:table-row>
          <table:table-cell table:style-name="Таблица1.A2" office:value-type="string">
            <text:p text:style-name="P1">Целая часть числа</text:p>
          </table:table-cell>
          <table:table-cell table:style-name="Таблица1.B2" office:value-type="string">
            <text:p text:style-name="Table_20_Contents">a:= int(b);</text:p>
          </table:table-cell>
        </table:table-row>
        <table:table-row>
          <table:table-cell table:style-name="Таблица1.A2" office:value-type="string">
            <text:p text:style-name="P1">Случайное целое число от 0 до ( <text:span text:style-name="T1">b – 1 </text:span>)</text:p>
          </table:table-cell>
          <table:table-cell table:style-name="Таблица1.B2" office:value-type="string">
            <text:p text:style-name="P7">1) <text:span text:style-name="T5">после </text:span>begin <text:s/><text:span text:style-name="T5">пишу <text:s/></text:span><text:span text:style-name="T6"><text:s/>randomize;</text:span></text:p>
            <text:p text:style-name="P1">2) a:= random(b);</text:p>
          </table:table-cell>
        </table:table-row>
        <table:table-row>
          <table:table-cell table:style-name="Таблица1.A2" office:value-type="string">
            <text:p text:style-name="P1">Целая часть от деления</text:p>
          </table:table-cell>
          <table:table-cell table:style-name="Таблица1.B2" office:value-type="string">
            <text:p text:style-name="Table_20_Contents">a:= b <text:span text:style-name="T9">div</text:span> 3;</text:p>
          </table:table-cell>
        </table:table-row>
        <table:table-row>
          <table:table-cell table:style-name="Таблица1.A2" office:value-type="string">
            <text:p text:style-name="P1">Остаток от деления</text:p>
          </table:table-cell>
          <table:table-cell table:style-name="Таблица1.B2" office:value-type="string">
            <text:p text:style-name="Table_20_Contents">a:= b <text:span text:style-name="T9">mod</text:span> 3;</text:p>
          </table:table-cell>
        </table:table-row>
        <table:table-row>
          <table:table-cell table:style-name="Таблица1.A2" office:value-type="string">
            <text:p text:style-name="P2">Символ <text:span text:style-name="T16">в таблице </text:span><text:span text:style-name="T4">ANSI </text:span><text:span text:style-name="T16">с номером </text:span><text:span text:style-name="T1">a</text:span></text:p>
          </table:table-cell>
          <table:table-cell table:style-name="Таблица1.B2" office:value-type="string">
            <text:p text:style-name="Table_20_Contents">c:=chr(a);</text:p>
          </table:table-cell>
        </table:table-row>
        <table:table-row>
          <table:table-cell table:style-name="Таблица1.A2" office:value-type="string">
            <text:p text:style-name="P1">Длина строки <text:span text:style-name="T17">s</text:span></text:p>
          </table:table-cell>
          <table:table-cell table:style-name="Таблица1.B2" office:value-type="string">
            <text:p text:style-name="Table_20_Contents">a:=length(s);</text:p>
          </table:table-cell>
        </table:table-row>
        <table:table-row>
          <table:table-cell table:style-name="Таблица1.A2" office:value-type="string">
            <text:p text:style-name="P1">Удалить несколько символов из строки <text:span text:style-name="T2">S</text:span></text:p>
          </table:table-cell>
          <table:table-cell table:style-name="Таблица1.B2" office:value-type="string">
            <text:p text:style-name="P9">delete(<text:span text:style-name="T2">S</text:span>,3,2);</text:p>
            <text:p text:style-name="P1">начиная с 3-его символа удаляет 2 символа</text:p>
            <text:p text:style-name="P1">до: <text:span text:style-name="T10">ab</text:span><text:span text:style-name="T9">cd</text:span><text:span text:style-name="T10">efgh</text:span></text:p>
            <text:p text:style-name="P1">после: <text:span text:style-name="T10">abefgh</text:span></text:p>
          </table:table-cell>
        </table:table-row>
        <table:table-row>
          <table:table-cell table:style-name="Таблица1.A2" office:value-type="string">
            <text:p text:style-name="P1">Вставить текст в строку</text:p>
          </table:table-cell>
          <table:table-cell table:style-name="Таблица1.B2" office:value-type="string">
            <text:p text:style-name="P9">insert('HELLO',<text:span text:style-name="T9">s</text:span>,3);</text:p>
            <text:p text:style-name="P13">вставить текст <text:span text:style-name="T1">«HELLO» </text:span>в строку <text:span text:style-name="T2">s</text:span><text:span text:style-name="T4">, </text:span><text:span text:style-name="T16">начиная с 3-его символа</text:span></text:p>
            <text:p text:style-name="P14"><text:soft-page-break/>до: abcdefgh</text:p>
            <text:p text:style-name="P13"><text:span text:style-name="T16">после: ab</text:span><text:span text:style-name="T9">HELLO</text:span><text:span text:style-name="T16">cdefgh</text:span></text:p>
          </table:table-cell>
        </table:table-row>
        <table:table-row>
          <table:table-cell table:style-name="Таблица1.A2" office:value-type="string">
            <text:p text:style-name="P1">Записываем число<text:span text:style-name="T9"> </text:span><text:span text:style-name="T2">n</text:span><text:span text:style-name="T1"> </text:span>в строку <text:span text:style-name="T2">s</text:span></text:p>
            <text:p text:style-name="P8"/>
          </table:table-cell>
          <table:table-cell table:style-name="Таблица1.B2" office:value-type="string">
            <text:p text:style-name="Table_20_Contents">str(n,s);</text:p>
          </table:table-cell>
        </table:table-row>
        <table:table-row>
          <table:table-cell table:style-name="Таблица1.A2" office:value-type="string">
            <text:p text:style-name="P1">Записывает число в строке <text:span text:style-name="T2">s </text:span><text:span text:style-name="T16">в переменную </text:span><text:span text:style-name="T2">n</text:span></text:p>
          </table:table-cell>
          <table:table-cell table:style-name="Таблица1.B2" office:value-type="string">
            <text:p text:style-name="P27">val(s,n,err);</text:p>
            <text:p text:style-name="P1">если строка <text:span text:style-name="T2">S</text:span><text:span text:style-name="T1"> </text:span>введена корректно,то <text:span text:style-name="T2">err</text:span><text:span text:style-name="T1"> </text:span>будет равно 0. <text:s/>В противном случае <text:span text:style-name="T2">err</text:span><text:span text:style-name="T1"> </text:span>будет целым числом, <text:span text:style-name="T9">большим 0-ля</text:span></text:p>
          </table:table-cell>
        </table:table-row>
        <table:table-row>
          <table:table-cell table:style-name="Таблица1.A2" office:value-type="string">
            <text:p text:style-name="P1">Записывает в строку <text:span text:style-name="T2">s1</text:span><text:span text:style-name="T1"> </text:span>фрагмент строки <text:span text:style-name="T2">s</text:span></text:p>
          </table:table-cell>
          <table:table-cell table:style-name="Таблица1.B2" office:value-type="string">
            <text:p text:style-name="P9">s1:= copy(s,3,2);</text:p>
            <text:p text:style-name="P1">Начиная с 3-его символа строки <text:span text:style-name="T2">S </text:span>копирует в строку <text:span text:style-name="T2">S1 </text:span><text:span text:style-name="T16">два символа</text:span></text:p>
            <text:p text:style-name="P7"><text:span text:style-name="T9">s</text:span><text:span text:style-name="T16"> = ab</text:span><text:span text:style-name="T9">HH</text:span><text:span text:style-name="T16">cde</text:span></text:p>
            <text:p text:style-name="P7"><text:span text:style-name="T9">s1</text:span><text:span text:style-name="T16"> = </text:span><text:span text:style-name="T9">HH</text:span></text:p>
          </table:table-cell>
        </table:table-row>
        <table:table-row>
          <table:table-cell table:style-name="Таблица1.A2" office:value-type="string">
            <text:p text:style-name="P1">Номер индекса первого вхождения текста в строку <text:span text:style-name="T2">S</text:span></text:p>
          </table:table-cell>
          <table:table-cell table:style-name="Таблица1.B2" office:value-type="string">
            <text:p text:style-name="P27">n:=pos('GG',s);</text:p>
            <text:p text:style-name="P13">если такого текста нет в строке, то <text:span text:style-name="T2">n</text:span><text:span text:style-name="T1"> </text:span>станет равной <text:span text:style-name="T9">0</text:span></text:p>
          </table:table-cell>
        </table:table-row>
        <table:table-row table:style-name="Таблица1.29">
          <table:table-cell table:style-name="Таблица1.A2" office:value-type="string">
            <text:p text:style-name="P1">Возвращает символ верхнего регистра</text:p>
          </table:table-cell>
          <table:table-cell table:style-name="Таблица1.B2" office:value-type="string">
            <text:p text:style-name="P27">c1:=Upcase(c);</text:p>
            <text:p text:style-name="P1">(работает только для типа <text:span text:style-name="T2">char</text:span><text:span text:style-name="T1">, </text:span>а для строк <text:span text:style-name="T9">НЕ</text:span> работает)</text:p>
          </table:table-cell>
        </table:table-row>
        <table:table-row>
          <table:table-cell table:style-name="Таблица1.A2" office:value-type="string">
            <text:p text:style-name="P1">Создание <text:span text:style-name="T9">множества</text:span></text:p>
          </table:table-cell>
          <table:table-cell table:style-name="Таблица1.B2" office:value-type="string">
            <text:p text:style-name="Table_20_Contents">var</text:p>
            <text:p text:style-name="P36">numbers : set of 0..50;</text:p>
          </table:table-cell>
        </table:table-row>
        <table:table-row>
          <table:table-cell table:style-name="Таблица1.A2" office:value-type="string">
            <text:p text:style-name="P1">Присвоить множеству значения</text:p>
          </table:table-cell>
          <table:table-cell table:style-name="Таблица1.B2" office:value-type="string">
            <text:p text:style-name="Table_20_Contents">numbers := [2,3,4,5];</text:p>
          </table:table-cell>
        </table:table-row>
        <table:table-row table:style-name="Таблица1.32">
          <table:table-cell table:style-name="Таблица1.A2" office:value-type="string">
            <text:p text:style-name="P2">Добавить <text:span text:style-name="T16">значение во множество </text:span></text:p>
          </table:table-cell>
          <table:table-cell table:style-name="Таблица1.B2" office:value-type="string">
            <text:p text:style-name="P9">numbers:=numbers+[7];</text:p>
            <text:p text:style-name="P1">Добавляемое значение обязательно в квадратных скобках</text:p>
          </table:table-cell>
        </table:table-row>
        <table:table-row table:style-name="Таблица1.33">
          <table:table-cell table:style-name="Таблица1.A2" office:value-type="string">
            <text:p text:style-name="P1"><text:span text:style-name="T9">Сложение</text:span> множеств</text:p>
          </table:table-cell>
          <table:table-cell table:style-name="Таблица1.B2" office:value-type="string">
            <text:p text:style-name="P9">ans:=numbers+peremen;</text:p>
            <text:p text:style-name="Table_20_Contents">(<text:span text:style-name="T1">ans, numbers, peremen —</text:span><text:span text:style-name="T5"> множества)</text:span></text:p>
            <text:p text:style-name="P8">[1,2]+[3,4] = [1,2,3,4]</text:p>
          </table:table-cell>
        </table:table-row>
        <table:table-row>
          <table:table-cell table:style-name="Таблица1.A2" office:value-type="string">
            <text:p text:style-name="P1"><text:span text:style-name="T9">Пересечение</text:span> множеств</text:p>
          </table:table-cell>
          <table:table-cell table:style-name="Таблица1.B2" office:value-type="string">
            <text:p text:style-name="P27">ans := numbers * peremen;</text:p>
            <text:p text:style-name="Table_20_Contents">(<text:span text:style-name="T1">ans, numbers, peremen —</text:span><text:span text:style-name="T5"> множества)</text:span></text:p>
            <text:p text:style-name="P8">[2,7,14] * [2,7] = [2,7]</text:p>
          </table:table-cell>
        </table:table-row>
        <table:table-row>
          <table:table-cell table:style-name="Таблица1.A2" office:value-type="string">
            <text:p text:style-name="P1">Проверка вхождения элемента во множество</text:p>
          </table:table-cell>
          <table:table-cell table:style-name="Таблица1.B2" office:value-type="string">
            <text:p text:style-name="Table_20_Contents"><text:s/><text:span text:style-name="T13">If( </text:span><text:span text:style-name="T14">7</text:span><text:span text:style-name="T15"> <text:s/>in <text:s/>ans </text:span><text:span text:style-name="T13">) then <text:s/>write(</text:span><text:span text:style-name="T12">'7'</text:span><text:span text:style-name="T13">);</text:span></text:p>
          </table:table-cell>
        </table:table-row>
        <table:table-row table:style-name="Таблица1.36">
          <table:table-cell table:style-name="Таблица1.A2" office:value-type="string">
            <text:p text:style-name="P1"><text:span text:style-name="T9">Создание записей</text:span> </text:p>
          </table:table-cell>
          <table:table-cell table:style-name="Таблица1.B2" office:value-type="string">
            <text:p text:style-name="P7">1) <text:span text:style-name="T5">пишу до </text:span>var <text:s text:c="18"/>2) <text:span text:style-name="T5">пишу после </text:span>var</text:p>
            <text:p text:style-name="P7"><text:s/><text:span text:style-name="T9">type <text:s text:c="39"/>a,b:tochka;</text:span></text:p>
            <text:p text:style-name="P7"><text:s/>tochka = record</text:p>
            <text:p text:style-name="P7"><text:s/>x:real;</text:p>
            <text:p text:style-name="P7"><text:s/>y:real; <text:s text:c="32"/>3) <text:span text:style-name="T5">пишу после </text:span>begin <text:s text:c="13"/></text:p>
            <text:p text:style-name="P7"><text:s/>z:real; <text:s text:c="39"/><text:span text:style-name="T9">a.x := 7;</text:span></text:p>
            <text:p text:style-name="P7"><text:s/>s:string;</text:p>
            <text:p text:style-name="P8"><text:s/>end;</text:p>
          </table:table-cell>
        </table:table-row>
        <text:soft-page-break/>
        <table:table-row table:style-name="Таблица1.37">
          <table:table-cell table:style-name="Таблица1.A2" office:value-type="string">
            <text:p text:style-name="P2">Массив с </text:p>
            <text:p text:style-name="P2">элементами - записями</text:p>
          </table:table-cell>
          <table:table-cell table:style-name="Таблица1.B2" office:value-type="string">
            <text:p text:style-name="P7">var</text:p>
            <text:p text:style-name="P36">m:array[1..100] of tochka;</text:p>
            <text:p text:style-name="P7">begin</text:p>
            <text:p text:style-name="P8">m[1].x := 4;</text:p>
            <text:p text:style-name="P8">m[1].z := 12;</text:p>
            <text:p text:style-name="P8">m[1].s := 'Maxim';</text:p>
          </table:table-cell>
        </table:table-row>
        <table:table-row table:style-name="Таблица1.38">
          <table:table-cell table:style-name="Таблица1.A2" office:value-type="string">
            <text:p text:style-name="P1"><text:span text:style-name="T9">Импорт</text:span> ф-ций из других файлов ( использование модулей )</text:p>
          </table:table-cell>
          <table:table-cell table:style-name="Таблица1.B2" office:value-type="string">
            <text:p text:style-name="Table_20_Contents"><text:span text:style-name="T9">1)</text:span> <text:span text:style-name="T5">создаём файл с расширением .</text:span><text:span text:style-name="T1">pas , </text:span><text:span text:style-name="T5">в котором будет хранится наша функция</text:span></text:p>
            <text:p text:style-name="P1"/>
            <text:p text:style-name="Table_20_Contents"><text:span text:style-name="T6">2)</text:span><text:span text:style-name="T5"> в нём пишем</text:span></text:p>
            <text:p text:style-name="P1"/>
            <text:p text:style-name="Table_20_Contents"><text:span text:style-name="T6">Unit</text:span><text:span text:style-name="T5"> xxx; </text:span><text:span text:style-name="T20">// xxx - имя файла, в котором этот текст находится</text:span></text:p>
            <text:p text:style-name="P1"/>
            <text:p text:style-name="P2">Interface</text:p>
            <text:p text:style-name="Table_20_Contents"><text:span text:style-name="T5">function proizved(a1,a2:longint):longint; </text:span><text:span text:style-name="T20">// описание ф-ции</text:span></text:p>
            <text:p text:style-name="P1"><text:s text:c="2"/></text:p>
            <text:p text:style-name="P2">Implementation</text:p>
            <text:p text:style-name="Table_20_Contents"><text:span text:style-name="T5">function proizved; </text:span><text:span text:style-name="T20">// ещё раз пишу тип подпрограммы и имя ф-ции</text:span></text:p>
            <text:p text:style-name="Table_20_Contents"><text:span text:style-name="T5">var ans:longint; </text:span><text:span text:style-name="T20">// описываю переменные, использующиеся в ф-ции</text:span></text:p>
            <text:p text:style-name="P1"/>
            <text:p text:style-name="Table_20_Contents"><text:span text:style-name="T5">begin <text:s text:c="5"/></text:span><text:span text:style-name="T20"><text:s/>// тело ф-ции</text:span></text:p>
            <text:p text:style-name="P1">ans:=a1*a2;</text:p>
            <text:p text:style-name="P1">proizved:=ans;</text:p>
            <text:p text:style-name="Table_20_Contents"><text:span text:style-name="T5">end; <text:s text:c="6"/></text:span><text:span text:style-name="T7"><text:s/></text:span><text:span text:style-name="T20">// конец ф-ции</text:span></text:p>
            <text:p text:style-name="P1"/>
            <text:p text:style-name="Table_20_Contents"><text:span text:style-name="T6">end.</text:span><text:span text:style-name="T5"> </text:span><text:span text:style-name="T20">// конец модуля</text:span></text:p>
            <text:p text:style-name="P37"/>
            <text:p text:style-name="P19"><text:span text:style-name="T6">3)</text:span><text:span text:style-name="T5"> в основном проекте пишем</text:span></text:p>
            <text:p text:style-name="P16"/>
            <text:p text:style-name="P16">program my_project;</text:p>
            <text:p text:style-name="P16"/>
            <text:p text:style-name="P16">{$APPTYPE CONSOLE}</text:p>
            <text:p text:style-name="P16"/>
            <text:p text:style-name="P16">uses</text:p>
            <text:p text:style-name="P19"><text:span text:style-name="T5"><text:s text:c="2"/>SysUtils, </text:span><text:span text:style-name="T6">xxx in 'xxx.pas';</text:span></text:p>
            <text:p text:style-name="P16"/>
            <text:p text:style-name="P16">var a,b,c:longint;</text:p>
            <text:p text:style-name="P16"/>
            <text:p text:style-name="P16">begin</text:p>
            <text:p text:style-name="P16"><text:s/>readln(a,b);</text:p>
            <text:p text:style-name="P19"><text:span text:style-name="T5"><text:s/>c := </text:span><text:span text:style-name="T6">proizved(a,b);</text:span></text:p>
            <text:p text:style-name="P16"><text:s/>writeln(c);</text:p>
            <text:p text:style-name="P16"><text:s/>readln;</text:p>
            <text:p text:style-name="P16">end.</text:p>
          </table:table-cell>
        </table:table-row>
        <table:table-row>
          <table:table-cell table:style-name="Таблица1.B2" table:number-columns-spanned="2" office:value-type="string">
            <text:p text:style-name="P10">Работа с ТЕКСТОВЫМИ файлами</text:p>
          </table:table-cell>
          <table:covered-table-cell/>
        </table:table-row>
        <table:table-row>
          <table:table-cell table:style-name="Таблица1.A2" office:value-type="string">
            <text:p text:style-name="P1">Создание переменной <text:span text:style-name="T17">f </text:span>типа «текстовый файл»</text:p>
          </table:table-cell>
          <table:table-cell table:style-name="Таблица1.B2" office:value-type="string">
            <text:p text:style-name="P36">var</text:p>
            <text:p text:style-name="P36"><text:s text:c="5"/>f:textfile;</text:p>
          </table:table-cell>
        </table:table-row>
        <table:table-row>
          <table:table-cell table:style-name="Таблица1.A2" office:value-type="string">
            <text:p text:style-name="P1">Связываем переменную <text:span text:style-name="T17">f</text:span></text:p>
            <text:p text:style-name="P14"><text:soft-page-break/>с файлом <text:s/><text:span text:style-name="T9">the_file.txt</text:span></text:p>
          </table:table-cell>
          <table:table-cell table:style-name="Таблица1.B2" office:value-type="string">
            <text:p text:style-name="Table_20_Contents">AssignFile(f,'the_file.txt');</text:p>
            <text:p text:style-name="P1"><text:soft-page-break/>можно выбирать любое текстовое расширение, например <text:span text:style-name="T9">.</text:span><text:span text:style-name="T2">pas</text:span></text:p>
          </table:table-cell>
        </table:table-row>
        <table:table-row>
          <table:table-cell table:style-name="Таблица1.A2" office:value-type="string">
            <text:p text:style-name="P1"><text:span text:style-name="T9">Пересоздаём</text:span> файл и <text:s/>открываем его для записи</text:p>
          </table:table-cell>
          <table:table-cell table:style-name="Таблица1.B2" office:value-type="string">
            <text:p text:style-name="Table_20_Contents">Rewrite(f);</text:p>
          </table:table-cell>
        </table:table-row>
        <table:table-row>
          <table:table-cell table:style-name="Таблица1.A2" office:value-type="string">
            <text:p text:style-name="P1">Записываем текст в файл</text:p>
          </table:table-cell>
          <table:table-cell table:style-name="Таблица1.B2" office:value-type="string">
            <text:p text:style-name="Table_20_Contents">writeln(f,'my first written string !!!');</text:p>
            <text:p text:style-name="Table_20_Contents">writeln(f,'the second string !!!');</text:p>
          </table:table-cell>
        </table:table-row>
        <table:table-row table:style-name="Таблица1.44">
          <table:table-cell table:style-name="Таблица1.A2" office:value-type="string">
            <text:p text:style-name="P1">Закрываем файл <text:span text:style-name="T22">the_file.txt</text:span></text:p>
          </table:table-cell>
          <table:table-cell table:style-name="Таблица1.B2" office:value-type="string">
            <text:p text:style-name="Table_20_Contents">CloseFile(f);</text:p>
          </table:table-cell>
        </table:table-row>
        <table:table-row>
          <table:table-cell table:style-name="Таблица1.A2" office:value-type="string">
            <text:p text:style-name="P1"><text:span text:style-name="T9">Добавить</text:span> новый текст к концу текста в файле</text:p>
          </table:table-cell>
          <table:table-cell table:style-name="Таблица1.B2" office:value-type="string">
            <text:p text:style-name="Table_20_Contents"><text:s/><text:span text:style-name="T18">AppEnd(f);</text:span> <text:s/><text:span text:style-name="T5">открываем файл для </text:span><text:span text:style-name="T6">ДОБАВЛЕНИЯ </text:span><text:span text:style-name="T8">текста</text:span></text:p>
            <text:p text:style-name="P4"><text:s/>writeln(f,'added text');</text:p>
            <text:p text:style-name="P1"><text:span text:style-name="T16">если файл до этого </text:span><text:span text:style-name="T9">не</text:span><text:span text:style-name="T16"> создан, то будет ошибка в программе</text:span></text:p>
          </table:table-cell>
        </table:table-row>
        <table:table-row>
          <table:table-cell table:style-name="Таблица1.A2" office:value-type="string">
            <text:p text:style-name="P1"><text:span text:style-name="T9">Удалить</text:span> файл</text:p>
          </table:table-cell>
          <table:table-cell table:style-name="Таблица1.B2" office:value-type="string">
            <text:p text:style-name="P9">Erase(f);</text:p>
            <text:p text:style-name="P1">Если файл до этого был открыт, то закрыть <text:span text:style-name="T9">перед удалением</text:span>.</text:p>
            <text:p text:style-name="P1">Если файл не был открыт, то его закрывать не надо.</text:p>
          </table:table-cell>
        </table:table-row>
        <table:table-row>
          <table:table-cell table:style-name="Таблица1.A2" office:value-type="string">
            <text:p text:style-name="P6">Проверка существования файла</text:p>
          </table:table-cell>
          <table:table-cell table:style-name="Таблица1.B2" office:value-type="string">
            <text:p text:style-name="P42">AssignFile(f,'ttt.txt');</text:p>
            <text:p text:style-name="P42">{$I-}</text:p>
            <text:p text:style-name="P42">Reset(f);</text:p>
            <text:p text:style-name="P42">{$I+}</text:p>
            <text:p text:style-name="P42">if (IOResult<text:span text:style-name="T28">&lt;&gt;</text:span>0) then</text:p>
            <text:p text:style-name="P42"><text:s text:c="2"/>writeln('NO FILE')</text:p>
            <text:p text:style-name="P42">else</text:p>
            <text:p text:style-name="P42"><text:s text:c="2"/>writeln('File was found');</text:p>
          </table:table-cell>
        </table:table-row>
        <table:table-row>
          <table:table-cell table:style-name="Таблица1.A2" office:value-type="string">
            <text:p text:style-name="P1">Считываем из файла <text:span text:style-name="T9">1-ую</text:span> строку</text:p>
          </table:table-cell>
          <table:table-cell table:style-name="Таблица1.B2" office:value-type="string">
            <text:p text:style-name="Table_20_Contents">AssignFile(f,'ttt.txt');</text:p>
            <text:p text:style-name="Table_20_Contents">Reset(f); <text:span text:style-name="T9"><text:s text:c="8"/></text:span><text:span text:style-name="T29">// </text:span><text:span text:style-name="T30">открываем файл для чтения</text:span></text:p>
            <text:p text:style-name="Table_20_Contents">readln(f,s); <text:s text:c="4"/><text:span text:style-name="T29">// </text:span><text:span text:style-name="T30">считываем 1-ую строку из файла и сохраняем её в </text:span><text:span text:style-name="T17">s</text:span></text:p>
            <text:p text:style-name="Table_20_Contents">CloseFile(f);</text:p>
            <text:p text:style-name="Table_20_Contents">writeln(s);</text:p>
          </table:table-cell>
        </table:table-row>
        <table:table-row>
          <table:table-cell table:style-name="Таблица1.A2" office:value-type="string">
            <text:p text:style-name="P1"><text:span text:style-name="T9">Переименовать</text:span> файл <text:span text:style-name="T2">f</text:span></text:p>
          </table:table-cell>
          <table:table-cell table:style-name="Таблица1.B2" office:value-type="string">
            <text:p text:style-name="P28">Rename(<text:span text:style-name="T9">f</text:span> , <text:span text:style-name="T9">'</text:span>new_name.txt<text:span text:style-name="T9">' </text:span>);</text:p>
          </table:table-cell>
        </table:table-row>
        <table:table-row>
          <table:table-cell table:style-name="Таблица1.A2" office:value-type="string">
            <text:p text:style-name="P1"><text:span text:style-name="T9">Считывать</text:span> из файла, <text:span text:style-name="T9">пока не дойдём до конца</text:span> файла</text:p>
          </table:table-cell>
          <table:table-cell table:style-name="Таблица1.B2" office:value-type="string">
            <text:p text:style-name="P28"><text:s/><text:span text:style-name="T23"><text:s/>while</text:span><text:span text:style-name="T22"> not eoln( f )</text:span><text:span text:style-name="T23"> do</text:span></text:p>
            <text:p text:style-name="P20"><text:s text:c="2"/>begin</text:p>
            <text:p text:style-name="P20"><text:s text:c="7"/><text:span text:style-name="T9">readln( f , s );</text:span></text:p>
            <text:p text:style-name="P20"><text:s text:c="2"/>end;</text:p>
            <text:p text:style-name="P20"/>
          </table:table-cell>
        </table:table-row>
        <table:table-row>
          <table:table-cell table:style-name="Таблица1.B2" table:number-columns-spanned="2" office:value-type="string">
            <text:p text:style-name="P10">Работа с типизированными файлами ( .<text:span text:style-name="T1">dat )</text:span></text:p>
          </table:table-cell>
          <table:covered-table-cell/>
        </table:table-row>
        <table:table-row>
          <table:table-cell table:style-name="Таблица1.A2" office:value-type="string">
            <text:p text:style-name="P1"><text:span text:style-name="T9">Создание</text:span> типизированного файла и <text:span text:style-name="T9">запись</text:span> в него</text:p>
          </table:table-cell>
          <table:table-cell table:style-name="Таблица1.B2" office:value-type="string">
            <text:p text:style-name="P20">type <text:span text:style-name="T9">ttt</text:span> = <text:span text:style-name="T9">file of longint</text:span>;</text:p>
            <text:p text:style-name="P20"><text:span text:style-name="T9">var</text:span> <text:s/>f:ttt;</text:p>
            <text:p text:style-name="P20"/>
            <text:p text:style-name="P20">AssignFile(f,'<text:span text:style-name="T9">tip.dat</text:span>'); <text:s text:c="8"/>Rewrite(f);</text:p>
            <text:p text:style-name="P20"/>
            <text:p text:style-name="P20">write(f,a); <text:s/>write(f,b); <text:s/>write(f,c); <text:s text:c="3"/><text:span text:style-name="T9">// </text:span><text:span text:style-name="T6">не использовать </text:span><text:span text:style-name="T9">ln </text:span></text:p>
            <text:p text:style-name="P21"/>
            <text:p text:style-name="P21">CloseFile(f);</text:p>
            <text:p text:style-name="P21"/>
          </table:table-cell>
        </table:table-row>
        <table:table-row>
          <table:table-cell table:style-name="Таблица1.A2" office:value-type="string">
            <text:p text:style-name="P2">Поставить маркер на <text:span text:style-name="T1">n</text:span>-ую<text:span text:style-name="T1"> </text:span>позицию</text:p>
          </table:table-cell>
          <table:table-cell table:style-name="Таблица1.B2" office:value-type="string">
            <text:p text:style-name="P20"><text:s/><text:span text:style-name="T9"><text:s/></text:span><text:span text:style-name="T15">Seek</text:span><text:span text:style-name="T13">( f , n ); <text:s/></text:span></text:p>
          </table:table-cell>
        </table:table-row>
        <text:soft-page-break/>
        <table:table-row table:style-name="Таблица1.54">
          <table:table-cell table:style-name="Таблица1.A2" office:value-type="string">
            <text:p text:style-name="P1"><text:span text:style-name="T9">Считывание</text:span> из типизированного файла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Создание<text:span text:style-name="T9"> типизированного</text:span></text:p>
            <text:p text:style-name="P1"><text:span text:style-name="T9">файла</text:span> типа <text:span text:style-name="T9">запись</text:span></text:p>
          </table:table-cell>
          <table:table-cell table:style-name="Таблица1.B2" office:value-type="string">
            <text:p text:style-name="P20">type <text:span text:style-name="T9">ttt</text:span> = <text:span text:style-name="T9">file of longint</text:span>;</text:p>
            <text:p text:style-name="P20"><text:span text:style-name="T9">var</text:span> <text:s/>f:ttt;</text:p>
            <text:p text:style-name="P20"/>
            <text:p text:style-name="P20">AssignFile(f,'<text:span text:style-name="T9">tip.dat</text:span>'); <text:s text:c="3"/>Reset(f);</text:p>
            <text:p text:style-name="P20"/>
            <text:p text:style-name="P20">while not <text:span text:style-name="T9">eof(f)</text:span> do</text:p>
            <text:p text:style-name="P20">begin</text:p>
            <text:p text:style-name="P20"><text:s text:c="2"/><text:span text:style-name="T9">read</text:span>(f,a); <text:s text:c="21"/><text:span text:style-name="T9">// </text:span><text:span text:style-name="T6">не использовать </text:span><text:span text:style-name="T9">ln </text:span></text:p>
            <text:p text:style-name="P20">end; <text:s text:c="4"/></text:p>
            <text:p text:style-name="P17">CloseFile(f);</text:p>
            <text:p text:style-name="P17"/>
            <text:p text:style-name="P17">type zap = record</text:p>
            <text:p text:style-name="P17"><text:s text:c="2"/>x:longint;</text:p>
            <text:p text:style-name="P17"><text:s text:c="2"/>s:string[20]; <text:s text:c="3"/>// <text:span text:style-name="T16">надо обязательно указать размер строки</text:span></text:p>
            <text:p text:style-name="P17"><text:s/>end;</text:p>
            <text:p text:style-name="P17"/>
            <text:p text:style-name="P17"><text:s/>var f:file of zap;</text:p>
          </table:table-cell>
        </table:table-row>
        <table:table-row>
          <table:table-cell table:style-name="Таблица1.B1" table:number-columns-spanned="2" office:value-type="string">
            <text:p text:style-name="P10">Объекты</text:p>
          </table:table-cell>
          <table:covered-table-cell/>
        </table:table-row>
        <table:table-row>
          <table:table-cell table:style-name="Таблица1.A2" office:value-type="string">
            <text:p text:style-name="P1">Создание объекта</text:p>
          </table:table-cell>
          <table:table-cell table:style-name="Таблица1.B2" office:value-type="string">
            <text:p text:style-name="Table_20_Contents"><text:span text:style-name="T9">type</text:span> kvadratic = <text:span text:style-name="T9">object</text:span></text:p>
            <text:p text:style-name="Table_20_Contents"><text:s text:c="2"/>w:longint;</text:p>
            <text:p text:style-name="Table_20_Contents"><text:s text:c="2"/>h:longint;</text:p>
            <text:p text:style-name="Table_20_Contents"><text:s text:c="2"/><text:span text:style-name="T9">function </text:span><text:span text:style-name="T16">square</text:span>_plus_n(<text:span text:style-name="T9">n:longint</text:span>):longint;</text:p>
            <text:p text:style-name="P36">end;</text:p>
            <text:p text:style-name="P36"/>
            <text:p text:style-name="P40"><text:span text:style-name="T9">function</text:span> kvadratic<text:span text:style-name="T9">.</text:span>square_plus_n;</text:p>
            <text:p text:style-name="P40">var s:longint;</text:p>
            <text:p text:style-name="P36">begin</text:p>
            <text:p text:style-name="P40">s:=w*h+n;</text:p>
            <text:p text:style-name="P40">result:=s;</text:p>
            <text:p text:style-name="P36">end;</text:p>
          </table:table-cell>
        </table:table-row>
        <table:table-row>
          <table:table-cell table:style-name="Таблица1.A2" office:value-type="string">
            <text:p text:style-name="P1">Создание переменной типа «<text:span text:style-name="T9">объект</text:span>»</text:p>
          </table:table-cell>
          <table:table-cell table:style-name="Таблица1.B2" office:value-type="string">
            <text:p text:style-name="Table_20_Contents">var</text:p>
            <text:p text:style-name="Table_20_Contents"><text:span text:style-name="T9">k:kvadratic</text:span>;</text:p>
          </table:table-cell>
        </table:table-row>
        <table:table-row>
          <table:table-cell table:style-name="Таблица1.A2" office:value-type="string">
            <text:p text:style-name="P1">Использование полей объекта</text:p>
          </table:table-cell>
          <table:table-cell table:style-name="Таблица1.B2" office:value-type="string">
            <text:p text:style-name="Table_20_Contents"><text:span text:style-name="T9">k.w</text:span> := 5;</text:p>
            <text:p text:style-name="Table_20_Contents"><text:span text:style-name="T9">k.h</text:span> := 3;</text:p>
          </table:table-cell>
        </table:table-row>
        <table:table-row>
          <table:table-cell table:style-name="Таблица1.A2" office:value-type="string">
            <text:p text:style-name="P1">Использование <text:span text:style-name="T9">методов объекта</text:span> ( процедур и функций )</text:p>
          </table:table-cell>
          <table:table-cell table:style-name="Таблица1.B2" office:value-type="string">
            <text:p text:style-name="Table_20_Contents">ans:=<text:span text:style-name="T9"> k.square_plus_n</text:span>(7);</text:p>
          </table:table-cell>
        </table:table-row>
        <table:table-row table:style-name="Таблица1.60">
          <table:table-cell table:style-name="Таблица1.A2" office:value-type="string">
            <text:p text:style-name="P1"><text:span text:style-name="T9">Наследование</text:span> ( когда к объекту добавляют <text:span text:style-name="T9">поля и </text:span><text:span text:style-name="T9">методы</text:span> другого объекта )</text:p>
          </table:table-cell>
          <table:table-cell table:style-name="Таблица1.B2" office:value-type="string">
            <text:p text:style-name="Table_20_Contents"><text:s/>type aa = <text:span text:style-name="T9">object <text:s text:c="14"/></text:span><text:span text:style-name="T6">доступные поля: </text:span><text:span text:style-name="T2">a,b,c</text:span></text:p>
            <text:p text:style-name="Table_20_Contents"><text:s text:c="3"/>a,b,c:longint;</text:p>
            <text:p text:style-name="Table_20_Contents">end;</text:p>
            <text:p text:style-name="Table_20_Contents"/>
            <text:p text:style-name="Table_20_Contents">type bb = <text:span text:style-name="T9">object(aa) <text:s text:c="8"/></text:span><text:span text:style-name="T6">доступные поля: </text:span><text:span text:style-name="T2">x,y,a,b,c</text:span></text:p>
            <text:p text:style-name="Table_20_Contents"><text:s text:c="2"/>x,y:longint;</text:p>
            <text:p text:style-name="Table_20_Contents">end;</text:p>
          </table:table-cell>
        </table:table-row>
        <table:table-row>
          <table:table-cell table:style-name="Таблица1.B2" table:number-columns-spanned="2" office:value-type="string">
            <text:p text:style-name="P10">Процедурный тип параметров</text:p>
          </table:table-cell>
          <table:covered-table-cell/>
        </table:table-row>
        <table:table-row table:style-name="Таблица1.62">
          <table:table-cell table:style-name="Таблица1.A2" office:value-type="string">
            <text:p text:style-name="P1">Создаём <text:span text:style-name="T9">тип функция</text:span></text:p>
          </table:table-cell>
          <table:table-cell table:style-name="Таблица1.B2" office:value-type="string">
            <text:p text:style-name="Table_20_Contents">type <text:span text:style-name="T9">fun</text:span> = function(x:longint):longint;</text:p>
          </table:table-cell>
        </table:table-row>
        <text:soft-page-break/>
        <table:table-row table:style-name="Таблица1.63">
          <table:table-cell table:style-name="Таблица1.A2" office:value-type="string">
            <text:p text:style-name="P1">Создаём процедуру, принимающую в качестве одного из параметров функцию</text:p>
          </table:table-cell>
          <table:table-cell table:style-name="Таблица1.B2" office:value-type="string">
            <text:p text:style-name="Table_20_Contents">procedure print_me(<text:span text:style-name="T9">f:fun</text:span>;k:longint);</text:p>
            <text:p text:style-name="Table_20_Contents">begin</text:p>
            <text:p text:style-name="Table_20_Contents"><text:s text:c="2"/>writeln( <text:span text:style-name="T9">f(k)</text:span> );</text:p>
            <text:p text:style-name="Table_20_Contents">end;</text:p>
          </table:table-cell>
        </table:table-row>
        <table:table-row>
          <table:table-cell table:style-name="Таблица1.A2" office:value-type="string">
            <text:p text:style-name="P1">Создаём ф-цию, подходящую под тип <text:span text:style-name="T9">fun</text:span></text:p>
          </table:table-cell>
          <table:table-cell table:style-name="Таблица1.B2" office:value-type="string">
            <text:p text:style-name="Table_20_Contents">function double(m:longint):longint;</text:p>
            <text:p text:style-name="Table_20_Contents">begin</text:p>
            <text:p text:style-name="Table_20_Contents"><text:s text:c="2"/>result:=m*2;</text:p>
            <text:p text:style-name="Table_20_Contents">end;</text:p>
          </table:table-cell>
        </table:table-row>
        <table:table-row>
          <table:table-cell table:style-name="Таблица1.A2" office:value-type="string">
            <text:p text:style-name="P1">Вызываем процедуру</text:p>
            <text:p text:style-name="P1">с параметром типа <text:span text:style-name="T9">fun</text:span></text:p>
          </table:table-cell>
          <table:table-cell table:style-name="Таблица1.B2" office:value-type="string">
            <text:p text:style-name="Table_20_Contents"><text:s/>print_me(double,4);</text:p>
          </table:table-cell>
        </table:table-row>
      </table:table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table:number-columns-spanned="2" office:value-type="string">
            <text:p text:style-name="P41">Указатели</text:p>
          </table:table-cell>
          <table:covered-table-cell/>
        </table:table-row>
        <table:table-row>
          <table:table-cell table:style-name="Таблица2.A2" office:value-type="string">
            <text:p text:style-name="P1">Создание записи и указателя на неё</text:p>
          </table:table-cell>
          <table:table-cell table:style-name="Таблица2.B2" office:value-type="string">
            <text:p text:style-name="Table_20_Contents"><text:span text:style-name="T9">type</text:span> ukaz = <text:span text:style-name="T9">^zap</text:span>;</text:p>
            <text:p text:style-name="Table_20_Contents"/>
            <text:p text:style-name="Table_20_Contents"><text:s/><text:span text:style-name="T9">zap = record</text:span></text:p>
            <text:p text:style-name="Table_20_Contents"><text:s text:c="2"/>s:string[20];</text:p>
            <text:p text:style-name="Table_20_Contents"><text:s text:c="2"/>n:longint;</text:p>
            <text:p text:style-name="Table_20_Contents"><text:s text:c="2"/>next:ukaz;</text:p>
            <text:p text:style-name="Table_20_Contents"><text:s text:c="2"/>pred:ukaz;</text:p>
            <text:p text:style-name="P36">end;</text:p>
          </table:table-cell>
        </table:table-row>
        <table:table-row>
          <table:table-cell table:style-name="Таблица2.A2" office:value-type="string">
            <text:p text:style-name="P1">Процедура, добавляющая запись к концу списка</text:p>
          </table:table-cell>
          <table:table-cell table:style-name="Таблица2.B2" office:value-type="string">
            <text:p text:style-name="Table_20_Contents"><text:span text:style-name="T9">procedure</text:span> add_to_end(<text:span text:style-name="T9">var</text:span> q1,q2:<text:span text:style-name="T9">ukaz</text:span>);</text:p>
            <text:p text:style-name="Table_20_Contents">begin</text:p>
            <text:p text:style-name="Table_20_Contents"><text:s text:c="2"/>q1^.next:=q2;</text:p>
            <text:p text:style-name="Table_20_Contents"><text:s text:c="2"/>q2^.pred:=q1;</text:p>
            <text:p text:style-name="Table_20_Contents"><text:s text:c="2"/>q2^.next:=<text:span text:style-name="T9">nil</text:span>;</text:p>
            <text:p text:style-name="P36">end;</text:p>
          </table:table-cell>
        </table:table-row>
        <table:table-row>
          <table:table-cell table:style-name="Таблица2.A2" office:value-type="string">
            <text:p text:style-name="P1">Вывод списка на экран</text:p>
          </table:table-cell>
          <table:table-cell table:style-name="Таблица2.B2" office:value-type="string">
            <text:p text:style-name="Table_20_Contents"><text:s text:c="2"/>q:=first;</text:p>
            <text:p text:style-name="Table_20_Contents"><text:s text:c="2"/><text:span text:style-name="T9">while</text:span>(q&lt;&gt;nil)<text:span text:style-name="T9">do</text:span></text:p>
            <text:p text:style-name="Table_20_Contents"><text:s text:c="2"/><text:span text:style-name="T9">begin</text:span></text:p>
            <text:p text:style-name="Table_20_Contents"><text:s text:c="4"/>writeln(q.s,' <text:s text:c="3"/>',q.n);</text:p>
            <text:p text:style-name="Table_20_Contents"><text:s text:c="4"/>q:=q^.next;</text:p>
            <text:p text:style-name="Table_20_Contents"><text:s text:c="2"/><text:span text:style-name="T9">end</text:span>;</text:p>
          </table:table-cell>
        </table:table-row>
        <table:table-row>
          <table:table-cell table:style-name="Таблица2.A2" office:value-type="string">
            <text:p text:style-name="P1">Процедура, <text:span text:style-name="T9">удаляющая элемент </text:span>из списка</text:p>
          </table:table-cell>
          <table:table-cell table:style-name="Таблица2.B2" office:value-type="string">
            <text:p text:style-name="Table_20_Contents"><text:span text:style-name="T9">procedure</text:span> delete_me(<text:span text:style-name="T9">var</text:span> q:<text:span text:style-name="T9">ukaz</text:span>);</text:p>
            <text:p text:style-name="Table_20_Contents">begin</text:p>
            <text:p text:style-name="Table_20_Contents"><text:s/><text:span text:style-name="T9"><text:s/>if</text:span>(q^.pred &lt;&gt; nil)<text:span text:style-name="T9">then</text:span></text:p>
            <text:p text:style-name="Table_20_Contents"><text:s text:c="2"/><text:span text:style-name="T9">begin</text:span></text:p>
            <text:p text:style-name="Table_20_Contents"><text:s text:c="5"/>q^.pred^.next:=q^.next;</text:p>
            <text:p text:style-name="Table_20_Contents"><text:s/><text:span text:style-name="T9"><text:s/>end</text:span>;</text:p>
            <text:p text:style-name="Table_20_Contents"><text:s/><text:span text:style-name="T9"><text:s/>if</text:span>(q^.next &lt;&gt; nil)<text:span text:style-name="T9">then</text:span></text:p>
            <text:p text:style-name="Table_20_Contents"><text:s text:c="2"/><text:span text:style-name="T9">begin</text:span></text:p>
            <text:p text:style-name="Table_20_Contents"><text:s text:c="4"/>q^.next^.pred:=q^.pred;</text:p>
            <text:p text:style-name="Table_20_Contents"><text:s/><text:span text:style-name="T9"><text:s/>end</text:span>;</text:p>
            <text:p text:style-name="Table_20_Contents"><text:s text:c="2"/>dispose(q);</text:p>
            <text:p text:style-name="Table_20_Contents"><text:span text:style-name="T9">end</text:span>;</text:p>
          </table:table-cell>
        </table:table-row>
        <table:table-row>
          <table:table-cell table:style-name="Таблица2.A2" office:value-type="string">
            <text:p text:style-name="P1"><text:span text:style-name="T9">Удаление</text:span> всех элемнтов, у которых поле <text:span text:style-name="T2">n</text:span><text:span text:style-name="T1"> </text:span>равняется <text:span text:style-name="T9">0</text:span></text:p>
            <text:p text:style-name="P2"/>
            <text:p text:style-name="P2">Нельзя удалять первый <text:soft-page-break/>элемент, а то будет ошибка</text:p>
          </table:table-cell>
          <table:table-cell table:style-name="Таблица2.B2" office:value-type="string">
            <text:p text:style-name="Table_20_Contents"><text:s text:c="2"/>q:=first;</text:p>
            <text:p text:style-name="Table_20_Contents"><text:s text:c="2"/><text:span text:style-name="T9">while</text:span>(q&lt;&gt;nil)<text:span text:style-name="T9">do</text:span></text:p>
            <text:p text:style-name="Table_20_Contents"><text:s/><text:span text:style-name="T9"><text:s/>begin</text:span></text:p>
            <text:p text:style-name="Table_20_Contents"><text:s text:c="6"/><text:span text:style-name="T9">if</text:span>(q^.n = 0)<text:span text:style-name="T9">then</text:span></text:p>
            <text:p text:style-name="Table_20_Contents"><text:soft-page-break/><text:s text:c="5"/><text:span text:style-name="T9"><text:s/>begin</text:span></text:p>
            <text:p text:style-name="Table_20_Contents"><text:s text:c="9"/>delete_me(q);</text:p>
            <text:p text:style-name="Table_20_Contents"><text:s text:c="9"/>q:=first;</text:p>
            <text:p text:style-name="Table_20_Contents"><text:s text:c="6"/><text:span text:style-name="T9">end</text:span></text:p>
            <text:p text:style-name="P36"><text:s text:c="6"/>else</text:p>
            <text:p text:style-name="Table_20_Contents"><text:s text:c="9"/>q:=q^.next;</text:p>
            <text:p text:style-name="Table_20_Contents"><text:s text:c="2"/><text:span text:style-name="T9">end</text:span>;</text:p>
          </table:table-cell>
        </table:table-row>
        <table:table-row>
          <table:table-cell table:style-name="Таблица2.B2" table:number-columns-spanned="2" office:value-type="string">
            <text:p text:style-name="P32">Создание <text:span text:style-name="T1">VCL </text:span>приложений</text:p>
          </table:table-cell>
          <table:covered-table-cell/>
        </table:table-row>
        <table:table-row>
          <table:table-cell table:style-name="Таблица2.A2" office:value-type="string">
            <text:p text:style-name="P1">Открыть новое окно с именем <text:span text:style-name="T2">Form2</text:span></text:p>
          </table:table-cell>
          <table:table-cell table:style-name="Таблица2.B2" office:value-type="string">
            <text:p text:style-name="Table_20_Contents">Form2.show;</text:p>
          </table:table-cell>
        </table:table-row>
        <table:table-row table:style-name="Таблица2.9">
          <table:table-cell table:style-name="Таблица2.A2" office:value-type="string">
            <text:p text:style-name="P1">Закрыть окно <text:span text:style-name="T2">Form2</text:span></text:p>
          </table:table-cell>
          <table:table-cell table:style-name="Таблица2.B2" office:value-type="string">
            <text:p text:style-name="Table_20_Contents">Form2.Close;</text:p>
          </table:table-cell>
        </table:table-row>
        <table:table-row table:style-name="Таблица2.9">
          <table:table-cell table:style-name="Таблица2.A2" office:value-type="string">
            <text:p text:style-name="P1">Управление объектом формы из другой формы</text:p>
          </table:table-cell>
          <table:table-cell table:style-name="Таблица2.B2" office:value-type="string">
            <text:p text:style-name="Table_20_Contents">Form2.Edit1.text:=s;</text:p>
            <text:p text:style-name="P39">// <text:span text:style-name="T5">вызывается из </text:span><text:span text:style-name="T1">Form1</text:span></text:p>
          </table:table-cell>
        </table:table-row>
        <table:table-row>
          <table:table-cell table:style-name="Таблица2.A2" office:value-type="string">
            <text:p text:style-name="P1">Выдать сообщение об ошибке<text:span text:style-name="T1">, </text:span><text:span text:style-name="T9">со</text:span> <text:span text:style-name="T9">знаком крестик</text:span> на окне</text:p>
          </table:table-cell>
          <table:table-cell table:style-name="Таблица2.B2" office:value-type="string">
            <text:p text:style-name="Table_20_Contents"><text:s/><text:span text:style-name="T9">MessageDlg</text:span>('Поле ввода пусто !!!',mtError,[mbOk],0);</text:p>
          </table:table-cell>
        </table:table-row>
        <table:table-row>
          <table:table-cell table:style-name="Таблица2.A2" office:value-type="string">
            <text:p text:style-name="P13">Вывести сообщение пользователю</text:p>
          </table:table-cell>
          <table:table-cell table:style-name="Таблица2.B2" office:value-type="string">
            <text:p text:style-name="P26">Application.MessageBox( 'Введите логин !!!' , 'Моё сообщение' , mb_Ok);</text:p>
          </table:table-cell>
        </table:table-row>
        <table:table-row>
          <table:table-cell table:style-name="Таблица2.A2" office:value-type="string">
            <text:p text:style-name="P13">Очистить поле ввода</text:p>
          </table:table-cell>
          <table:table-cell table:style-name="Таблица2.B2" office:value-type="string">
            <text:p text:style-name="P25">Edit1<text:span text:style-name="T9">.Clear</text:span>;</text:p>
          </table:table-cell>
        </table:table-row>
        <table:table-row>
          <table:table-cell table:style-name="Таблица2.A2" office:value-type="string">
            <text:p text:style-name="P13">Изменение позиции <text:span text:style-name="T2">X</text:span><text:span text:style-name="T1"> </text:span>объекта</text:p>
          </table:table-cell>
          <table:table-cell table:style-name="Таблица2.B2" office:value-type="string">
            <text:p text:style-name="P25">mmm<text:span text:style-name="T9">.Left</text:span> := mmm<text:span text:style-name="T9">.Left</text:span> + 4;</text:p>
          </table:table-cell>
        </table:table-row>
        <table:table-row>
          <table:table-cell table:style-name="Таблица2.A2" office:value-type="string">
            <text:p text:style-name="P13">Изменение позиции <text:span text:style-name="T2">Y</text:span><text:span text:style-name="T1"> </text:span>объекта</text:p>
            <text:p text:style-name="Table_20_Contents"/>
          </table:table-cell>
          <table:table-cell table:style-name="Таблица2.B2" office:value-type="string">
            <text:p text:style-name="P25">mmm<text:span text:style-name="T9">.Top</text:span> := mmm<text:span text:style-name="T9">.Top</text:span> + 8;</text:p>
          </table:table-cell>
        </table:table-row>
        <table:table-row>
          <table:table-cell table:style-name="Таблица2.B2" table:number-columns-spanned="2" office:value-type="string">
            <text:p text:style-name="P10">Рисование</text:p>
          </table:table-cell>
          <table:covered-table-cell/>
        </table:table-row>
        <table:table-row>
          <table:table-cell table:style-name="Таблица2.A2" office:value-type="string">
            <text:p text:style-name="P17">Задание свойств инструментов рисования</text:p>
          </table:table-cell>
          <table:table-cell table:style-name="Таблица2.B2" office:value-type="string">
            <text:p text:style-name="P1"><text:span text:style-name="T23"><text:s/>1) перетаскиваю изображение на сцену </text:span><text:span text:style-name="T24">(</text:span><text:span text:style-name="T23">имя: </text:span><text:span text:style-name="T26">Image1</text:span><text:span text:style-name="T24">)</text:span></text:p>
            <text:p text:style-name="P1"><text:span text:style-name="T25"><text:s/></text:span><text:span text:style-name="T27">2) </text:span><text:span text:style-name="T16">задаю толщину линий</text:span></text:p>
            <text:p text:style-name="P1"><text:span text:style-name="T16"><text:s text:c="5"/></text:span><text:span text:style-name="T9">Image1.Canvas.Pen.Width := 5;</text:span></text:p>
            <text:p text:style-name="P1"><text:span text:style-name="T9"><text:s/></text:span><text:span text:style-name="T16">3)</text:span><text:span text:style-name="T9"> </text:span><text:span text:style-name="T16">задаю цвет линий</text:span></text:p>
            <text:p text:style-name="P2"><text:s text:c="6"/>Image1.Canvas.Pen.Color := cLBlue;</text:p>
          </table:table-cell>
        </table:table-row>
        <table:table-row>
          <table:table-cell table:style-name="Таблица2.A2" office:value-type="string">
            <text:p text:style-name="P17">Рисование линии</text:p>
          </table:table-cell>
          <table:table-cell table:style-name="Таблица2.B2" office:value-type="string">
            <text:p text:style-name="P13">1<text:span text:style-name="T1">) </text:span>опускаю перо</text:p>
            <text:p text:style-name="P13"><text:s text:c="4"/><text:span text:style-name="T9">Image1.Canvas.MoveTo(10,12);</text:span></text:p>
            <text:p text:style-name="P14">2) провожу линию из одной точки в другую</text:p>
            <text:p text:style-name="P14"><text:s text:c="4"/><text:span text:style-name="T9">Image1.Canvas.LineTo(100,600);</text:span></text:p>
          </table:table-cell>
        </table:table-row>
        <table:table-row>
          <table:table-cell table:style-name="Таблица2.A2" office:value-type="string">
            <text:p text:style-name="P17">Рисование эллипса <text:span text:style-name="T16">в заданном прямоугольнике</text:span></text:p>
          </table:table-cell>
          <table:table-cell table:style-name="Таблица2.B2" office:value-type="string">
            <text:p text:style-name="P17"><text:s text:c="2"/>Image1.Canvas.Ellipse( 0 , 0 , 200 , 50 );</text:p>
            <text:p text:style-name="P17"><text:s text:c="2"/>// <text:span text:style-name="T16">( 0 , </text:span><text:span text:style-name="T4">0 ) - </text:span><text:span text:style-name="T16">левая верхняя точка прямоугольника</text:span></text:p>
            <text:p text:style-name="P17"><text:span text:style-name="T16"><text:s/>// ( </text:span><text:span text:style-name="T4">200 , 50 ) </text:span><text:span text:style-name="T16">- правая нижняя точка прямоугольника</text:span></text:p>
          </table:table-cell>
        </table:table-row>
        <table:table-row>
          <table:table-cell table:style-name="Таблица2.A2" office:value-type="string">
            <text:p text:style-name="P14">Вставка блока с текстом</text:p>
          </table:table-cell>
          <table:table-cell table:style-name="Таблица2.B2" office:value-type="string">
            <text:p text:style-name="P17"><text:s/><text:span text:style-name="T16"><text:s/></text:span>s:='Привет !!!';</text:p>
            <text:p text:style-name="P17"><text:s text:c="2"/>Image1.Canvas.TextOut( 100 , 150 , s );</text:p>
          </table:table-cell>
        </table:table-row>
        <table:table-row>
          <table:table-cell table:style-name="Таблица2.B2" table:number-columns-spanned="2" office:value-type="string">
            <text:p text:style-name="P34">Импорт и экспорт изображений</text:p>
          </table:table-cell>
          <table:covered-table-cell/>
        </table:table-row>
        <table:table-row>
          <table:table-cell table:style-name="Таблица2.A2" office:value-type="string">
            <text:p text:style-name="P14">Загрузить картинку в изображение (<text:span text:style-name="T9">только .bmp</text:span>)</text:p>
          </table:table-cell>
          <table:table-cell table:style-name="Таблица2.B2" office:value-type="string">
            <text:p text:style-name="P14">Image1.Picture.LoadFromFile(<text:span text:style-name="T9">'pic.bmp'</text:span>);</text:p>
          </table:table-cell>
        </table:table-row>
        <table:table-row>
          <table:table-cell table:style-name="Таблица2.A2" office:value-type="string">
            <text:p text:style-name="P14">Экспортировать картинку</text:p>
          </table:table-cell>
          <table:table-cell table:style-name="Таблица2.B2" office:value-type="string">
            <text:p text:style-name="P14"><text:s/>Image1.Picture.SaveToFile(<text:span text:style-name="T9">'lala.bmp'</text:span>);</text:p>
          </table:table-cell>
        </table:table-row>
        <table:table-row>
          <table:table-cell table:style-name="Таблица2.A2" office:value-type="string">
            <text:p text:style-name="P14">Отмасштабировать рисунок</text:p>
          </table:table-cell>
          <table:table-cell table:style-name="Таблица2.B2" office:value-type="string">
            <text:p text:style-name="P17">Image1.Stretch := true;</text:p>
          </table:table-cell>
        </table:table-row>
        <text:soft-page-break/>
        <table:table-row>
          <table:table-cell table:style-name="Таблица2.B2" table:number-columns-spanned="2" office:value-type="string">
            <text:p text:style-name="P10">Работа с формой</text:p>
          </table:table-cell>
          <table:covered-table-cell/>
        </table:table-row>
        <table:table-row>
          <table:table-cell table:style-name="Таблица2.A2" office:value-type="string">
            <text:p text:style-name="P14">Изменение размера окна</text:p>
          </table:table-cell>
          <table:table-cell table:style-name="Таблица2.B2" office:value-type="string">
            <text:p text:style-name="P17"><text:s/><text:span text:style-name="T16">Form1.Width := Form1.Width - 20;</text:span></text:p>
          </table:table-cell>
        </table:table-row>
        <table:table-row table:style-name="Таблица2.27">
          <table:table-cell table:style-name="Таблица2.B2" table:number-columns-spanned="2" office:value-type="string">
            <text:p text:style-name="P32">Циклический вызов процедуры</text:p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14">1) ищем в инстрементах объект <text:span text:style-name="T9">Ttimer</text:span></text:p>
            <text:p text:style-name="P14">2) перетаскиваем его на форму</text:p>
            <text:p text:style-name="P14">3) заходим в его свойства</text:p>
            <text:p text:style-name="P14"><text:s text:c="5"/><text:span text:style-name="T9"><text:s/></text:span><text:span text:style-name="T2">Enabled</text:span><text:span text:style-name="T1"> : </text:span>если <text:span text:style-name="T1">true, </text:span>то ф-ция будет вызываться через определённый интервал</text:p>
            <text:p text:style-name="P14"><text:span text:style-name="T1"><text:s text:c="6"/></text:span><text:span text:style-name="T2">Interval</text:span><text:span text:style-name="T1"> : </text:span>время в <text:span text:style-name="T9">миллисекундах</text:span>, через которое будет вызываться ф-ция<text:span text:style-name="T1"> <text:s/></text:span></text:p>
            <text:p text:style-name="P14">4) команда остановить циклический вызов ф-ции: <text:span text:style-name="T9">Timer1.Enabled:=false;</text:span></text:p>
            <text:p text:style-name="P14">5) <text:s/>чтобы выбрать действия, которые будут вызываться циклически, захожу в события</text:p>
            <text:p text:style-name="P14"><text:s text:c="5"/>объекта интервал и кликаю два раза на единственную там строку. Далее меня </text:p>
            <text:p text:style-name="P14"><text:s text:c="5"/>перебросит в режим написания кода, там я действия и пропишу</text:p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31">Не стоит забывать, что в функции и процедуры можно передавать в качестве параметров объекты из панели инструментов</text:p>
            <text:p text:style-name="P31">пример: <text:s/></text:p>
            <text:p text:style-name="P31"/>
            <text:p text:style-name="P31">procedure go( xx,yy:longint; var img:TImage);</text:p>
            <text:p text:style-name="P31"/>
            <text:p text:style-name="P31">procedure go;</text:p>
            <text:p text:style-name="P31">begin</text:p>
            <text:p text:style-name="P31"><text:s text:c="2"/>img.Canvas.Pen.Width:=5;</text:p>
            <text:p text:style-name="P31"><text:s text:c="2"/>img.Canvas.Pen.Color:=clBlue;</text:p>
            <text:p text:style-name="P31"><text:s text:c="2"/>img.Canvas.Ellipse( xx , yy , xx+100 , yy+100 );</text:p>
            <text:p text:style-name="P31">end;</text:p>
            <text:p text:style-name="P31"/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14">создание универсальной ф-ции ( <text:span text:style-name="T9">открытый массив</text:span> )</text:p>
            <text:p text:style-name="P14"/>
            <text:p text:style-name="P14"><text:span text:style-name="T9">function</text:span> sum ( <text:span text:style-name="T9">b:array of longint</text:span> ; n:longint ): longint;</text:p>
            <text:p text:style-name="P14"><text:s/><text:span text:style-name="T9"><text:s/>var</text:span> i,ans:longint;</text:p>
            <text:p text:style-name="P14"><text:s text:c="2"/><text:span text:style-name="T9">begin</text:span></text:p>
            <text:p text:style-name="P14"><text:s text:c="4"/>ans:=0;</text:p>
            <text:p text:style-name="P14"><text:s text:c="4"/><text:span text:style-name="T9">for</text:span> i := 1 to n <text:span text:style-name="T9">do</text:span></text:p>
            <text:p text:style-name="P14"><text:s text:c="6"/><text:span text:style-name="T9">begin</text:span></text:p>
            <text:p text:style-name="P14"><text:s text:c="8"/>ans:=ans+b[i];</text:p>
            <text:p text:style-name="P14"><text:s text:c="5"/><text:span text:style-name="T9"><text:s/>end</text:span>;</text:p>
            <text:p text:style-name="P14"><text:s text:c="5"/><text:span text:style-name="T9">result</text:span>:=ans;</text:p>
            <text:p text:style-name="P14"><text:s/><text:span text:style-name="T9"><text:s/>end</text:span>;</text:p>
            <text:p text:style-name="P17"/>
            <text:p text:style-name="P17"/>
            <text:p text:style-name="P14">при описании массива всегда начинать индексы массива с 0, а работать как обычно, начиная </text:p>
            <text:p text:style-name="P14">цикл <text:span text:style-name="T2">for</text:span><text:span text:style-name="T1"> </text:span>с 1, при этом нулевая ячейка будет пустовать</text:p>
            <text:p text:style-name="P17"/>
            <text:p text:style-name="P14"><text:span text:style-name="T9"><text:s/>var</text:span> a:array[<text:span text:style-name="T9">0</text:span>..100]of longint; <text:s/></text:p>
            <text:p text:style-name="P14"><text:s text:c="7"/>x:longint;</text:p>
            <text:p text:style-name="P14"/>
            <text:p text:style-name="P23">k := <text:span text:style-name="T9">sum</text:span>( a , x )<text:span text:style-name="T5">;</text:span></text:p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14">округлить число до целого <text:s text:c="23"/>x := <text:span text:style-name="T9">round</text:span>( 1.55 );</text:p>
          </table:table-cell>
          <table:covered-table-cell/>
        </table:table-row>
        <text:soft-page-break/>
        <table:table-row table:style-name="Таблица2.28">
          <table:table-cell table:style-name="Таблица2.B2" table:number-columns-spanned="2" office:value-type="string">
            <text:p text:style-name="P10">Вращение точки ( <text:span text:style-name="T1">x , y )</text:span> относительно точки <text:span text:style-name="T1">( xc , yc )</text:span></text:p>
            <text:p text:style-name="P12"/>
            <text:p text:style-name="P29">x1 := (x-xc)*cos(a) + (y-yc)*sin(a) + xc;</text:p>
            <text:p text:style-name="P29">y1 := (y-yc)*cos(a) – (x-xc)*sin(a) + yc;</text:p>
            <text:p text:style-name="P29"/>
            <text:p text:style-name="P35"><text:span text:style-name="T1">( xc , yc ) - </text:span>координаты центра вращения</text:p>
            <text:p text:style-name="P35"><text:span text:style-name="T1">( x , y ) - </text:span>начальное положение вращаемой точки ( не изменять его )</text:p>
            <text:p text:style-name="P35"><text:span text:style-name="T1">( x1 , y1 ) - </text:span>конечное положение вращаемой точки</text:p>
            <text:p text:style-name="P35"/>
            <text:p text:style-name="P35">в данных уравнениях мне <text:span text:style-name="T9">следует изменять только угол</text:span>, переменные <text:span text:style-name="T2">x</text:span><text:span text:style-name="T1"> </text:span>и <text:span text:style-name="T2">y</text:span><text:span text:style-name="T1"> </text:span><text:span text:style-name="T9">остаются неизменными </text:span>!!!</text:p>
            <text:p text:style-name="P33"/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10">Объекты в <text:span text:style-name="T1">VCL </text:span>режиме</text:p>
            <text:p text:style-name="P11"/>
            <text:p text:style-name="P15">создадим объект, задачей которого является суммирования двух чисел, записанных в строки</text:p>
            <text:p text:style-name="P15"/>
            <text:p text:style-name="P11">пишем в разделе <text:span text:style-name="T9">interface</text:span></text:p>
            <text:p text:style-name="P15"/>
            <text:p text:style-name="P15"><text:span text:style-name="T9">type</text:span> summer = <text:span text:style-name="T9">class</text:span></text:p>
            <text:p text:style-name="P15"><text:s text:c="2"/>t1,t2 : string[40];</text:p>
            <text:p text:style-name="P15"><text:s/><text:span text:style-name="T9"><text:s/>procedure</text:span> init(s1,s2:string);</text:p>
            <text:p text:style-name="P15"><text:s text:c="2"/><text:span text:style-name="T9">function</text:span> ans:longint;</text:p>
            <text:p text:style-name="P18">end;</text:p>
            <text:p text:style-name="P18"/>
            <text:p text:style-name="P11">пишем в разделе <text:span text:style-name="T9">implementation</text:span></text:p>
            <text:p text:style-name="P18"/>
            <text:p text:style-name="P15"><text:span text:style-name="T9">procedure</text:span> summer.init;</text:p>
            <text:p text:style-name="P18">begin</text:p>
            <text:p text:style-name="P15"><text:s text:c="2"/>t1:=s1;</text:p>
            <text:p text:style-name="P15"><text:s text:c="2"/>t2:=s2;</text:p>
            <text:p text:style-name="P18">end;</text:p>
            <text:p text:style-name="P15"/>
            <text:p text:style-name="P15"><text:span text:style-name="T9">function</text:span> summer.ans;</text:p>
            <text:p text:style-name="P15"><text:span text:style-name="T9">var</text:span> n1,n2,err:longint;</text:p>
            <text:p text:style-name="P18">begin</text:p>
            <text:p text:style-name="P15"><text:s text:c="2"/>val(t1,n1,err);</text:p>
            <text:p text:style-name="P15"><text:s text:c="2"/>val(t2,n2,err);</text:p>
            <text:p text:style-name="P15"><text:s text:c="2"/><text:span text:style-name="T9">Result</text:span>:=n1+n2;</text:p>
            <text:p text:style-name="P18">end;</text:p>
            <text:p text:style-name="P18"/>
            <text:p text:style-name="P11">основной код</text:p>
            <text:p text:style-name="P15"/>
            <text:p text:style-name="P24"><text:span text:style-name="T9">var <text:s/></text:span>s:summer; <text:s text:c="38"/>// <text:span text:style-name="T5">описываем переменную типа «объект»</text:span></text:p>
            <text:p text:style-name="P24"/>
            <text:p text:style-name="P24">s:=summer.Create; <text:s text:c="32"/>// <text:span text:style-name="T5">создаём новый объект</text:span></text:p>
            <text:p text:style-name="P24">s.init( Edit1.Text , Edit2.text ); <text:s text:c="13"/>// <text:span text:style-name="T5">инициализируем его поля</text:span></text:p>
            <text:p text:style-name="P24">x:=s.ans; <text:s text:c="48"/>// <text:span text:style-name="T5">получаем сумму чисел, записанных в строки</text:span></text:p>
            <text:p text:style-name="P24">s.Destroy; <text:s text:c="46"/>// <text:span text:style-name="T5">удаляем объект</text:span></text:p>
          </table:table-cell>
          <table:covered-table-cell/>
        </table:table-row>
        <text:soft-page-break/>
        <table:table-row table:style-name="Таблица2.28">
          <table:table-cell table:style-name="Таблица2.B2" table:number-columns-spanned="2" office:value-type="string">
            <text:p text:style-name="P10">Создание кнопки с помощью кода</text:p>
            <text:p text:style-name="P11"/>
            <text:p text:style-name="P18">var</text:p>
            <text:p text:style-name="P15"><text:s text:c="2"/>b:<text:span text:style-name="T9">TBitBtn</text:span>;</text:p>
            <text:p text:style-name="P15"/>
            <text:p text:style-name="P15"><text:s text:c="2"/>b := TBitBtn.Create(Form1);</text:p>
            <text:p text:style-name="P15"><text:s text:c="2"/>b.Parent:=Form1;</text:p>
            <text:p text:style-name="P15"><text:s text:c="2"/>b.Left:=100;</text:p>
            <text:p text:style-name="P15"><text:s text:c="2"/>b.Top:=50;</text:p>
            <text:p text:style-name="P15"><text:s text:c="2"/>b.Caption:='Hello !!!';</text:p>
            <text:p text:style-name="P15"/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10">Создание таблицы</text:p>
            <text:p text:style-name="P15">класс <text:span text:style-name="T2">TStringGrid </text:span></text:p>
            <text:p text:style-name="P22"/>
            <text:p text:style-name="P15">кол-во строк <text:span text:style-name="T2">RowCount</text:span></text:p>
            <text:p text:style-name="P22"/>
            <text:p text:style-name="P15">кол-во столбцов <text:span text:style-name="T2">ColCount</text:span></text:p>
            <text:p text:style-name="P22"/>
            <text:p text:style-name="P15">присвоить значение ячейке <text:span text:style-name="T9">StringGrid1.Cells[2,4]:=s;</text:span></text:p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10">Получение координат мышки</text:p>
            <text:p text:style-name="P10"/>
            <text:p text:style-name="P15">procedure TForm1.FormMouseMove(Sender: TObject; Shift: TShiftState; X,</text:p>
            <text:p text:style-name="P15"><text:s text:c="2"/>Y: Integer);</text:p>
            <text:p text:style-name="P15"><text:s text:c="2"/>var s:string;</text:p>
            <text:p text:style-name="P15">begin</text:p>
            <text:p text:style-name="P15"><text:s text:c="4"/>// mouseMove</text:p>
            <text:p text:style-name="P15"><text:s text:c="4"/><text:span text:style-name="T9">xx:=X;</text:span></text:p>
            <text:p text:style-name="P18"><text:s text:c="4"/>yy:=Y;</text:p>
            <text:p text:style-name="P15"><text:s text:c="4"/>str(xx,s);</text:p>
            <text:p text:style-name="P15"><text:s text:c="4"/>e1.Text:=s;</text:p>
            <text:p text:style-name="P15"><text:s text:c="4"/>str(yy,s);</text:p>
            <text:p text:style-name="P15"><text:s text:c="4"/>e2.Text:=s;</text:p>
            <text:p text:style-name="P15">end;</text:p>
            <text:p text:style-name="P15"/>
          </table:table-cell>
          <table:covered-table-cell/>
        </table:table-row>
        <table:table-row table:style-name="Таблица2.37">
          <table:table-cell table:style-name="Таблица2.B2" table:number-columns-spanned="2" office:value-type="string">
            <text:p text:style-name="P10"><text:s/>Работа с ComboBox</text:p>
            <text:p text:style-name="P10"/>
            <text:p text:style-name="P15">добавление элементов к списку</text:p>
            <text:p text:style-name="P15"/>
            <text:p text:style-name="P15"><text:s/>ComboBox2.AddItem(<text:span text:style-name="T9">'White'</text:span>,ComboBox2);</text:p>
            <text:p text:style-name="P15"><text:s/>ComboBox2.AddItem(<text:span text:style-name="T9">'Black'</text:span>,ComboBox2);</text:p>
            <text:p text:style-name="P15"><text:s/>ComboBox2.AddItem(<text:span text:style-name="T9">'Red'</text:span>,ComboBox2);</text:p>
            <text:p text:style-name="P15"/>
            <text:p text:style-name="P15">получить текст выбранной строки</text:p>
            <text:p text:style-name="P15"/>
            <text:p text:style-name="P18"><text:s/>s:=ComboBox2.Text;</text:p>
          </table:table-cell>
          <table:covered-table-cell/>
        </table:table-row>
        <text:soft-page-break/>
        <table:table-row table:style-name="Таблица2.28">
          <table:table-cell table:style-name="Таблица2.B2" table:number-columns-spanned="2" office:value-type="string">
            <text:p text:style-name="P10">Работа с клавиатурой</text:p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15">1) пишем в начале программы <text:s/></text:p>
            <text:p text:style-name="P15"><text:s text:c="9"/><text:span text:style-name="T9"><text:s/>Form1.KeyPreview:=true;</text:span></text:p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15">2) кликаем на главное окно-форму и выбираем событие <text:s text:c="2"/></text:p>
            <text:p text:style-name="P15"><text:s text:c="11"/><text:span text:style-name="T9"><text:s text:c="2"/></text:span><text:span text:style-name="T2">On</text:span><text:span text:style-name="T9">KeyPress</text:span></text:p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24">3) <text:span text:style-name="T5">пишем код</text:span></text:p>
            <text:p text:style-name="P15"/>
            <text:p text:style-name="P15"><text:s text:c="13"/>procedure TForm1.FormKeyPress(Sender: TObject; var Key: Char);</text:p>
            <text:p text:style-name="P15"><text:s text:c="13"/>begin</text:p>
            <text:p text:style-name="P24"><text:span text:style-name="T5"><text:s text:c="19"/></text:span><text:span text:style-name="T6"><text:s text:c="3"/>if( (key = 'Ц') or (key = 'ц') or (key = 'W') or (key = 'w') ) then xx:=xx+3;</text:span></text:p>
            <text:p text:style-name="P18"><text:s text:c="22"/>if( (key = 'Ы') or (key = 'ы') or (key = 'S') or (key = 's') ) then xx:=xx-3;</text:p>
            <text:p text:style-name="P15"><text:s text:c="21"/>drawKv(image1,xx,yy);</text:p>
            <text:p text:style-name="P15"><text:s text:c="21"/>e1.Text:=key;</text:p>
            <text:p text:style-name="P15"><text:s text:c="13"/>end;</text:p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33">Конструктор побочного окна</text:p>
            <text:p text:style-name="P15"/>
            <text:p text:style-name="P15">Для того, чтобы блок кода вызывался не при открытии приложения, а при открытии конкретного окна, необходимо выбирать событие <text:span text:style-name="T17">OnShow</text:span></text:p>
            <text:p text:style-name="P30"/>
            <text:p text:style-name="P30">procedure TForm2.FormShow(Sender: TObject);</text:p>
            <text:p text:style-name="P30">begin</text:p>
            <text:p text:style-name="P30"><text:s text:c="2"/>...</text:p>
            <text:p text:style-name="P30">end;</text:p>
            <text:p text:style-name="P15"/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33">Дополнительные функции преобразования типов</text:p>
            <text:p text:style-name="P33"/>
            <text:p text:style-name="P43">n:=strToInt(s1);</text:p>
            <text:p text:style-name="P44">r:=strToFloat(s2);</text:p>
            <text:p text:style-name="P44"/>
            <text:p text:style-name="P44">s1:=intToStr(n);</text:p>
            <text:p text:style-name="P44">s2:=floatToStr(r);</text:p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33">Установка фокуса ввода</text:p>
            <text:p text:style-name="P33"/>
            <text:p text:style-name="P15">edit1.SetFocus;</text:p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33">Сделать поле ввода доступным только для чтения</text:p>
            <text:p text:style-name="P33"/>
            <text:p text:style-name="P15">edit3.ReadOnly:=true;</text:p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33"/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33"/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33"/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33"/>
          </table:table-cell>
          <table:covered-table-cell/>
        </table:table-row>
        <table:table-row table:style-name="Таблица2.28">
          <table:table-cell table:style-name="Таблица2.B2" table:number-columns-spanned="2" office:value-type="string">
            <text:p text:style-name="P3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32M20S</meta:editing-duration>
    <meta:editing-cycles>285</meta:editing-cycles>
    <meta:generator>OpenOffice/4.1.1$Win32 OpenOffice.org_project/411m6$Build-9775</meta:generator>
    <dc:date>2016-12-26T16:37:01.51</dc:date>
    <dc:creator>Максим Maxim</dc:creator>
    <meta:document-statistic meta:table-count="2" meta:image-count="0" meta:object-count="0" meta:page-count="11" meta:paragraph-count="482" meta:word-count="1771" meta:character-count="13100"/>
    <meta:user-defined meta:name="Info 1"/>
    <meta:user-defined meta:name="Info 2"/>
    <meta:user-defined meta:name="Info 3"/>
    <meta:user-defined meta:name="Info 4"/>
  </office:meta>
</office:document-meta>
</file>